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af" fo:country="ZA" fo:font-weight="bold" style:font-weight-asian="bold"/>
    </style:style>
    <style:style style:name="P2" style:family="paragraph" style:parent-style-name="Standard">
      <style:text-properties style:font-name="Times New Roman" style:font-name-complex="Times New Roman" style:font-size-complex="12pt"/>
    </style:style>
    <style:style style:name="P3" style:family="paragraph" style:parent-style-name="Standard">
      <style:text-properties style:font-name="Times New Roman" fo:font-weight="bold" style:font-weight-asian="bold" style:font-name-complex="Times New Roman" style:font-size-complex="12pt" style:font-weight-complex="bold"/>
    </style:style>
    <style:style style:name="P4" style:family="paragraph" style:parent-style-name="Standard">
      <style:text-properties style:font-name="Times New Roman" fo:language="af" fo:country="ZA" style:font-name-complex="Times New Roman" style:font-size-complex="12pt"/>
    </style:style>
    <style:style style:name="P5" style:family="paragraph" style:parent-style-name="Standard">
      <style:text-properties style:font-name="Times New Roman" fo:language="af" fo:country="ZA" fo:font-weight="bold" style:font-weight-asian="bold" style:font-name-complex="Times New Roman" style:font-size-complex="12pt" style:font-weight-complex="bold"/>
    </style:style>
    <style:style style:name="P6" style:family="paragraph" style:parent-style-name="Standard">
      <style:paragraph-properties fo:margin-top="0.494cm" fo:margin-bottom="0.494cm"/>
      <style:text-properties style:font-name="Times New Roman" fo:font-weight="bold" style:font-weight-asian="bold" style:font-name-complex="Times New Roman" style:font-size-complex="12pt"/>
    </style:style>
    <style:style style:name="P7" style:family="paragraph" style:parent-style-name="Standard" style:master-page-name="Standard">
      <style:paragraph-properties fo:margin-top="0cm" fo:margin-bottom="0.494cm" fo:text-align="center" style:justify-single-word="false" style:page-number="auto"/>
      <style:text-properties fo:font-weight="bold" style:font-weight-asian="bold"/>
    </style:style>
    <style:style style:name="P8" style:family="paragraph" style:parent-style-name="Standard" style:list-style-name="WW8Num13">
      <style:paragraph-properties fo:margin-left="1.27cm" fo:margin-right="0cm" fo:text-indent="-0.635cm" style:auto-text-indent="false"/>
    </style:style>
    <style:style style:name="P9" style:family="paragraph" style:parent-style-name="Standard" style:list-style-name="WW8Num13">
      <style:paragraph-properties fo:margin-left="1.27cm" fo:margin-right="0cm" fo:text-indent="-0.635cm" style:auto-text-indent="false"/>
      <style:text-properties style:font-name="Times New Roman" fo:font-weight="bold" style:font-weight-asian="bold" style:font-name-complex="Times New Roman" style:font-size-complex="12pt" style:font-weight-complex="bold"/>
    </style:style>
    <style:style style:name="P10" style:family="paragraph" style:parent-style-name="Standard" style:list-style-name="WW8Num5">
      <style:paragraph-properties fo:margin-left="1.27cm" fo:margin-right="0cm" fo:text-indent="-0.635cm" style:auto-text-indent="false"/>
      <style:text-properties style:font-name="Times New Roman" fo:font-weight="bold" style:font-weight-asian="bold" style:font-name-complex="Times New Roman" style:font-size-complex="12pt" style:font-weight-complex="bold"/>
    </style:style>
    <style:style style:name="P11" style:family="paragraph" style:parent-style-name="Standard" style:list-style-name="WW8Num16">
      <style:paragraph-properties fo:margin-left="1.27cm" fo:margin-right="0cm" fo:text-indent="-0.635cm" style:auto-text-indent="false"/>
      <style:text-properties style:font-name="Times New Roman" fo:language="af" fo:country="ZA" style:font-name-complex="Times New Roman" style:font-size-complex="12pt"/>
    </style:style>
    <style:style style:name="P12" style:family="paragraph" style:parent-style-name="Standard" style:list-style-name="WW8Num4">
      <style:paragraph-properties fo:margin-left="1.27cm" fo:margin-right="0cm" fo:text-indent="-0.635cm" style:auto-text-indent="false"/>
      <style:text-properties style:font-name="Times New Roman" fo:language="af" fo:country="ZA" fo:font-weight="bold" style:font-weight-asian="bold" style:font-name-complex="Times New Roman" style:font-size-complex="12pt" style:font-weight-complex="bold"/>
    </style:style>
    <style:style style:name="P13" style:family="paragraph" style:parent-style-name="Standard" style:list-style-name="WW8Num16">
      <style:paragraph-properties fo:margin-left="1.27cm" fo:margin-right="0cm" fo:text-indent="-0.635cm" style:auto-text-indent="false"/>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style:font-name="Times New Roman" style:font-name-complex="Times New Roman" style:font-size-complex="12pt"/>
    </style:style>
    <style:style style:name="P16" style:family="paragraph" style:parent-style-name="Standard">
      <style:paragraph-properties fo:margin-left="1.27cm" fo:margin-right="0cm" fo:text-indent="0cm" style:auto-text-indent="false"/>
      <style:text-properties style:font-name="Times New Roman" fo:language="af" fo:country="ZA" style:font-name-complex="Times New Roman" style:font-size-complex="12pt"/>
    </style:style>
    <style:style style:name="P17" style:family="paragraph" style:parent-style-name="Standard">
      <style:paragraph-properties fo:margin-left="1.905cm" fo:margin-right="0cm" fo:text-indent="0cm" style:auto-text-indent="false"/>
    </style:style>
    <style:style style:name="P18" style:family="paragraph" style:parent-style-name="Standard">
      <style:paragraph-properties fo:margin-left="1.905cm" fo:margin-right="0cm" fo:text-indent="0cm" style:auto-text-indent="false"/>
      <style:text-properties style:font-name="Times New Roman" style:font-name-complex="Times New Roman" style:font-size-complex="12pt"/>
    </style:style>
    <style:style style:name="P19" style:family="paragraph" style:parent-style-name="Standard" style:list-style-name="WW8Num1">
      <style:paragraph-properties fo:margin-left="1.905cm" fo:margin-right="0cm" fo:text-indent="-0.635cm" style:auto-text-indent="false">
        <style:tab-stops>
          <style:tab-stop style:position="1.905cm"/>
        </style:tab-stops>
      </style:paragraph-properties>
      <style:text-properties style:font-name="Times New Roman" style:font-name-complex="Times New Roman" style:font-size-complex="12pt"/>
    </style:style>
    <style:style style:name="P20" style:family="paragraph" style:parent-style-name="Standard" style:list-style-name="WW8Num19">
      <style:paragraph-properties fo:margin-left="1.905cm" fo:margin-right="0cm" fo:text-indent="-0.635cm" style:auto-text-indent="false"/>
      <style:text-properties style:font-name="Times New Roman" fo:language="af" fo:country="ZA" fo:font-weight="bold" style:font-weight-asian="bold" style:font-name-complex="Times New Roman" style:font-size-complex="12pt" style:font-weight-complex="bold"/>
    </style:style>
    <style:style style:name="P21" style:family="paragraph" style:parent-style-name="Standard" style:list-style-name="WW8Num19">
      <style:paragraph-properties fo:margin-left="1.905cm" fo:margin-right="0cm" fo:text-indent="-0.635cm" style:auto-text-indent="false"/>
      <style:text-properties style:font-name="Times New Roman" fo:language="af" fo:country="ZA" style:font-name-complex="Times New Roman" style:font-size-complex="12pt"/>
    </style:style>
    <style:style style:name="P22" style:family="paragraph" style:parent-style-name="Standard" style:list-style-name="WW8Num2">
      <style:paragraph-properties fo:margin-left="1.905cm" fo:margin-right="0cm" fo:text-indent="-0.635cm" style:auto-text-indent="false"/>
      <style:text-properties style:font-name="Times New Roman" fo:language="af" fo:country="ZA" style:font-name-complex="Times New Roman" style:font-size-complex="12pt"/>
    </style:style>
    <style:style style:name="P23" style:family="paragraph" style:parent-style-name="Standard" style:list-style-name="WW8Num19">
      <style:paragraph-properties fo:margin-left="1.905cm" fo:margin-right="0cm" fo:text-indent="-0.635cm" style:auto-text-indent="false"/>
    </style:style>
    <style:style style:name="P24" style:family="paragraph" style:parent-style-name="Standard">
      <style:paragraph-properties fo:margin-left="0.635cm" fo:margin-right="0cm" fo:text-indent="0cm" style:auto-text-indent="false"/>
    </style:style>
    <style:style style:name="T1" style:family="text">
      <style:text-properties fo:language="af" fo:country="ZA"/>
    </style:style>
    <style:style style:name="T2" style:family="text">
      <style:text-properties style:font-name="Times New Roman" style:font-name-complex="Times New Roman" style:font-size-complex="12pt"/>
    </style:style>
    <style:style style:name="T3" style:family="text">
      <style:text-properties style:font-name="Times New Roman" fo:background-color="#ffff00" style:font-name-complex="Times New Roman" style:font-size-complex="12pt"/>
    </style:style>
    <style:style style:name="T4" style:family="text">
      <style:text-properties style:font-name="Times New Roman" fo:font-weight="bold" style:font-weight-asian="bold" style:font-name-complex="Times New Roman" style:font-size-complex="12pt" style:font-weight-complex="bold"/>
    </style:style>
    <style:style style:name="T5" style:family="text">
      <style:text-properties style:font-name="Times New Roman" fo:language="af" fo:country="ZA" fo:font-weight="bold" style:font-weight-asian="bold" style:font-name-complex="Times New Roman" style:font-size-complex="12pt" style:font-weight-complex="bold"/>
    </style:style>
    <style:style style:name="T6" style:family="text">
      <style:text-properties style:font-name="Times New Roman" fo:language="af" fo:country="ZA"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urn your hobby into a business</text:p>
      <text:p text:style-name="P1">Van stokperdjie tot besigheid</text:p>
      <text:p text:style-name="P6"/>
      <text:p text:style-name="Standard"><text:span text:style-name="T2">Identify the sort of business you </text:span><text:span text:style-name="T3">want</text:span><text:span text:style-name="T2"> − whether it’s having your hobby pay for itself, using it to supplement your salary or having it as your sole source of income. This will determine your approach.</text:span></text:p>
      <text:p text:style-name="P2"/>
      <text:p text:style-name="P3">Apply sound business principles</text:p>
      <text:list xml:id="list1971581520" text:style-name="WW8Num13">
        <text:list-item>
          <text:p text:style-name="P9">Research your market</text:p>
        </text:list-item>
      </text:list>
      <text:p text:style-name="P15">Who is your customer? Build a profile of potential customers. Make a large poster-size collage of what you think they look like, the products they buy, the cars they drive, where they shop, where they would holiday. The more real you make them, the better you’ll be at giving them what they want. What is your market? Estimate consumer demand and your position in the market. Get to know your competitors and what prices the market is allowing. Is there room for growth or is it going to reach saturation point soon?</text:p>
      <text:list xml:id="list1325638021" text:continue-numbering="true" text:style-name="WW8Num13">
        <text:list-item>
          <text:p text:style-name="P9">Write a business plan</text:p>
        </text:list-item>
      </text:list>
      <text:p text:style-name="P14"><text:span text:style-name="T2">This is the map for your journey. It will help you focus, keep you on track and give you a way of measuring your progress. Keep your business plan to the point and make sure that it includes: - Descriptions of your products or services.</text:span></text:p>
      <text:p text:style-name="P15">An analysis of your market.</text:p>
      <text:p text:style-name="P14"><text:span text:style-name="T2">Profile of your customers.</text:span></text:p>
      <text:p text:style-name="P15">How you intend making yourself known.</text:p>
      <text:p text:style-name="P15">Manufacturing details.</text:p>
      <text:p text:style-name="P14"><text:span text:style-name="T2">Finances – what you have, what you need and what you anticipate making.</text:span></text:p>
      <text:p text:style-name="P14"><text:span text:style-name="T2">A SWOT analysis: strengths, weaknesses, opportunities and threats. Find the opportunities in what you want to do and match them to your strengths. Don’t avoid or deny weaknesses and threats − it’s dangerous and could spell disaster. Rather face them and find a constructive way around them.</text:span></text:p>
      <text:list xml:id="list1265518668" text:continue-numbering="true" text:style-name="WW8Num13">
        <text:list-item>
          <text:p text:style-name="P8"><text:span text:style-name="T4">Build your brand </text:span></text:p>
        </text:list-item>
      </text:list>
      <text:p text:style-name="P15">Presentation is crucial. This includes business cards, products, how you display your products, the outlets you choose, your own attitude, how you present yourself and the relationships you build with customers. Make sure that your product is of the highest quality. It should be professionally and creatively packaged. Use the best raw materials you can afford. </text:p>
      <text:list xml:id="list656256434" text:style-name="WW8Num5">
        <text:list-item>
          <text:p text:style-name="P10">Choosing an outlet</text:p>
        </text:list-item>
      </text:list>
      <text:p text:style-name="P15">Your product must match the outlet. The ‘feet through the door’ must be those of your type of customer. Some of the most popular outlets for hobbies and crafts are craft markets.</text:p>
      <text:p text:style-name="P17"><text:span text:style-name="T4">Advantages </text:span></text:p>
      <text:p text:style-name="P18">You do the selling, and no-one sells your product better than you. You have access to immediate feedback and have the opportunity to interact with your customers and create a loyal customer base.</text:p>
      <text:p text:style-name="P17"><text:span text:style-name="T4">Disadvantages </text:span></text:p>
      <text:p text:style-name="P18">It eats into manufacturing time. Indoor craft markets where you rent a shelf and pay a percentage of your takings are also becoming popular. The advantage is that they are open every day and you don’t need to be there; however, there is no-one on site to promote your products. Other outlet options are hosting a craft market at your home, <text:soft-page-break/>selling to retail outlets, selling by mail order, and having a website so you can sell over the Internet. Don’t forget the arts festival opportunities such as the National Arts Festival in Grahamstown, the KKNK in Oudtshoorn, Aardklop in Potchefstroom and the many other smaller festivals countrywide. </text:p>
      <text:list xml:id="list939554088" text:continue-numbering="true" text:style-name="WW8Num5">
        <text:list-item>
          <text:p text:style-name="P10">Making a profit</text:p>
        </text:list-item>
      </text:list>
      <text:list xml:id="list1020594897" text:style-name="WW8Num1">
        <text:list-item>
          <text:p text:style-name="P19">One of the most common mistakes crafters make is undercharging. There are basically three types of costs: raw materials, manufacturing costs, and hidden costs such as electricity, telephone, petrol, car maintenance and the percentage the craft market deducts.</text:p>
        </text:list-item>
        <text:list-item>
          <text:p text:style-name="P19">Analyse your product and list everything that goes into it, including indirect costs such as paintbrushes, needles, thread and so on, and work out proportional costs. Then add a 75% to 100% mark-up.</text:p>
        </text:list-item>
        <text:list-item>
          <text:p text:style-name="P19">Don’t forget to include a salary for yourself, even if you don’t draw one for the fi rst couple of months.</text:p>
        </text:list-item>
        <text:list-item>
          <text:p text:style-name="P19">Shop around for the best prices for raw materials. Develop relationships with suppliers and ask for a discount if you buy from them regularly. </text:p>
        </text:list-item>
      </text:list>
      <text:p text:style-name="P15"/>
      <text:p text:style-name="P24"><text:span text:style-name="T4">Good idea</text:span><text:span text:style-name="T2"> </text:span></text:p>
      <text:p text:style-name="P18">Start small, keep your overheads low and plough everything back into the business to ensure a healthy cash flow. Grow your business slowly and steadily. If possible, don’t incur a lot of debt when you start out, as repaying it can be a heavy burden.</text:p>
      <text:p text:style-name="P2"> </text:p>
      <text:p text:style-name="P2">Click on the gallery for product ideas.</text:p>
      <text:p text:style-name="Standard"><text:a xlink:type="simple" xlink:href="http://www.ideasmag.co.za/articles/ENG/Turn_your_hobby_into_a_business_1743/Default.aspx"><text:span text:style-name="Internet_20_link">http://www.ideasmag.co.za/articles/ENG/Turn_your_hobby_into_a_business_1743/Default.aspx</text:span></text:a></text:p>
      <text:p text:style-name="Standard"/>
      <text:p text:style-name="Standard"/>
      <text:p text:style-name="P4">Wil jy hê jou stokperdjie moet vir homself betaal, wil jy jou inkomste aanvul óf wil jy dit jou enigste inkomste maak? Dié besluit sal bepaal watter benadering jy moet volg om jou besigheid op dreef te kry.</text:p>
      <text:p text:style-name="P4"> </text:p>
      <text:p text:style-name="P5">Volg gesonde sakebeginsels</text:p>
      <text:list xml:id="list1711122830" text:style-name="WW8Num16">
        <text:list-item>
          <text:p text:style-name="P13"><text:span text:style-name="T5">Doen navorsing oor jou mark</text:span><text:span text:style-name="T5"> </text:span></text:p>
        </text:list-item>
      </text:list>
      <text:p text:style-name="P16">Wie is jou klante? As jy ’n profiel van jou klante wil bou, moet jy ’n plakkaatgrootte collage maak van hoe jy dink hulle lyk, watter produkte hulle koop, watter karre hulle ry, by watter winkels hulle koop, waar hulle vakansie hou, en so meer. Hoe meer jy oor jou klante weet, hoe beter. Hoe lyk die mark? Stel vas wat die vraag na die produk is en wat jou posisie in die mark is. Ken jou mededingers en hul pryse. Is daar ruimte vir groei in die mark of gaan dit binnekort ’n versadigingspunt bereik?</text:p>
      <text:list xml:id="list198476668" text:continue-numbering="true" text:style-name="WW8Num16">
        <text:list-item>
          <text:p text:style-name="P13"><text:span text:style-name="T5">Stel ’n sakeplan op</text:span><text:span text:style-name="T5"> </text:span></text:p>
        </text:list-item>
      </text:list>
      <text:p text:style-name="P14"><text:span text:style-name="T6">’n Sakeplan is die kaart waarmee jy jou reis aanpak. Dit help jou om te fokus en is ’n manier om jou vordering te monitor. Hou dit kort en kragtig en sluit in:</text:span><text:span text:style-name="T6"> </text:span></text:p>
      <text:p text:style-name="P14"><text:span text:style-name="T6">’n Beskrywing van jou produk of diens.</text:span><text:span text:style-name="T6"> </text:span></text:p>
      <text:p text:style-name="P14"><text:span text:style-name="T6">‘n Ontleding van jou mark. </text:span></text:p>
      <text:p text:style-name="P14"><text:span text:style-name="T6">’n Profiel van jou klante.</text:span><text:span text:style-name="T6"> </text:span></text:p>
      <text:p text:style-name="P16">Hoe jy beplan om jouself bekend te stel.</text:p>
      <text:p text:style-name="P16">Besonderhede oor die vervaardiging.</text:p>
      <text:p text:style-name="P14"><text:span text:style-name="T6">Finansies – wat jy het, wat jy nodig sal kry en wat jy reken jy gaan verdien.</text:span><text:span text:style-name="T6"> </text:span></text:p>
      <text:p text:style-name="P16"><text:soft-page-break/>’n Ontleding van jou sterk en swak punte, geleenthede en bedreigings (bekend as die SWOT-analise – ‘strengths, weaknesses, opportunities and threats’). Soek die geleenthede in wat jy doen en kyk hoe dit by jou sterk punte aansluit. Kyk jou swak punte en sakebedreigings vierkant in die oë en dink hoe jy dit te bowe kan kom.</text:p>
      <text:list xml:id="list1122622403" text:continue-numbering="true" text:style-name="WW8Num16">
        <text:list-item>
          <text:p text:style-name="P11"/>
        </text:list-item>
        <text:list-item>
          <text:p text:style-name="P13"><text:span text:style-name="T5">Ontwikkel jou handelsmerk</text:span><text:span text:style-name="T5"> </text:span></text:p>
        </text:list-item>
      </text:list>
      <text:p text:style-name="P16">Aanbieding is deurslaggewend. Dit sluit nie net jou produkte in nie, maar ook jou visitekaartjies, hoe jy jou produkte ten toon stel, jou verhouding met klante, jou afsetpunte, jou voorkoms en houding. Maak seker jou produk is van die hoogste gehalte, professioneel aanmekaar gesit en kreatief verpak. En gebruik die beste materiaal wat jy kán bekostig. </text:p>
      <text:list xml:id="list2024824340" text:style-name="WW8Num4">
        <text:list-item>
          <text:p text:style-name="P12">Kies 'n afsetpunt</text:p>
        </text:list-item>
      </text:list>
      <text:p text:style-name="P16">Jou produk moet by die verkooppunt pas. Die mense wat daar kom, moet potensiële klante wees. Die gewildste afsetpunte vir stokperdjies en handwerk is handwerkmarkte.  </text:p>
      <text:list xml:id="list383626093" text:style-name="WW8Num19">
        <text:list-item>
          <text:p text:style-name="P20">Voordele</text:p>
        </text:list-item>
        <text:list-item>
          <text:p text:style-name="P21">Jy doen die verkoopwerk en niemand verkoop jou produk beter as jy self nie. Jy kry onmiddellik terugvoer en kry kans om met jou klante te gesels en ’n lojale klantebasis tot stand te bring.</text:p>
        </text:list-item>
        <text:list-item>
          <text:p text:style-name="P20">Nadeel</text:p>
        </text:list-item>
        <text:list-item>
          <text:p text:style-name="P23"><text:span text:style-name="T6">Dit neem van jou vervaardigingstyd weg. Binnenshuise handwerkmarkte waar jy ’n rak huur en ’n persentasie van jou omset betaal, word ook al hoe gewilder. Die voordeel is dat dit elke dag oop is en jy hoef nie daar te wees nie; maar daar is niemand wat jou produkte onder klante se aandag kan bring nie. Ander opsies vir afsetpunte is om ’n handwerkmark by jou huis te hou, om jou produkte aan winkels te verkoop, om oor die pos sake te doen of om ’n webwerf te hê en oor die internet handel te dryf. En moenie vergeet van feesgeleenthede soos die KKNK op Oudtshoorn, die Grahamstadse Kunstefees, Aardklop op Potchefstroom en die vele ander k</text:span><text:span text:style-name="T6">leiner feeste in die land nie.</text:span></text:p>
        </text:list-item>
      </text:list>
      <text:list xml:id="list2037683348" text:continue-list="list2024824340" text:style-name="WW8Num4">
        <text:list-item>
          <text:p text:style-name="P12">Maak 'n wins</text:p>
        </text:list-item>
      </text:list>
      <text:list xml:id="list370271089" text:style-name="WW8Num2">
        <text:list-item>
          <text:p text:style-name="P22">Een van die algemeenste foute wat handwerkmense maak, is om te min vir hul produkte te vra. Jy het basies drie soorte uitgawes: rou materiaal, vervaardigingskoste en versteekte koste (soos elektrisiteit, telefoon, petrol, motoronderhoud en stalletjiekoste).</text:p>
        </text:list-item>
        <text:list-item>
          <text:p text:style-name="P22">Ontleed jou produk en maak ’n lys van al die koste, insluitend die onregstreekse koste soos verfkwaste, naalde, gare, en dies meer. Dan moet jy uitwerk wat jou produk se koste per eenheid is en die prys met 75 tot 100 persent opstoot.</text:p>
        </text:list-item>
        <text:list-item>
          <text:p text:style-name="P22">Moenie vergeet om vir jouself ’n salaris in te sluit nie, selfs al sien jy vir die eerste paar maande nie ’n sent nie.</text:p>
        </text:list-item>
        <text:list-item>
          <text:p text:style-name="P22">Snuffel rond vir die beste pryse vir jou rou materiaal. Bou ’n goeie verhouding met verskaffers op en vra afslag as jy gereeld by ’n plek koop.</text:p>
        </text:list-item>
      </text:list>
      <text:p text:style-name="P16"/>
      <text:p text:style-name="Standard"><text:span text:style-name="T5">Blink idee</text:span><text:span text:style-name="T6"> </text:span></text:p>
      <text:p text:style-name="Standard"><text:span text:style-name="T6">Begin klein, hou jou bedryfskoste laag en ploeg al die geld in jou onderneming terug sodat jy altyd ’n gesonde kontantvloei het. Laat jou besigheid ook stadig en stelselmatig groei. Probeer, indien moontlik, om nie aan die begin te veel skuld te maak nie – dit kan ’n baie swaar las word.</text:span></text:p>
      <text:p text:style-name="P2"/>
      <text:p text:style-name="P2">http://www.idees.co.za/articles/AFR/Van_stokperdjie_tot_besigheid_1742/Default.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Z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ZA" style:font-name-asian="Times New Roman" style:font-size-asian="12pt" style:font-name-complex="Arial"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10z0" style:family="text">
      <style:text-properties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king that first step to starting your own business can be scary, but it needn’t be risky</dc:title>
    <meta:initial-creator>Pam Miller</meta:initial-creator>
    <meta:creation-date>2009-01-07T12:24:00</meta:creation-date>
    <dc:creator>nsc73</dc:creator>
    <dc:date>2009-07-11T09:09:00</dc:date>
    <meta:editing-cycles>14</meta:editing-cycles>
    <meta:editing-duration>PT00H23M00S</meta:editing-duration>
    <meta:document-statistic meta:table-count="0" meta:image-count="0" meta:object-count="0" meta:page-count="3" meta:paragraph-count="62" meta:word-count="1443" meta:character-count="8233"/>
    <meta:generator>OpenOffice.org/3.0$Linux OpenOffice.org_project/300m15$Build-9379</meta:generator>
  </office:meta>
</office:document-meta>
</file>